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7-04" calcext:value-type="date">
            <text:p>04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8-07" calcext:value-type="date">
            <text:p>07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9-08" calcext:value-type="date">
            <text:p>08/09/2025</text:p>
          </table:table-cell>
          <table:table-cell table:style-name="ce34" table:formula="of:=[.C14]-[.F1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4])" office:value-type="float" office:value="0" calcext:value-type="float">
            <text:p>-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9">00/00/0000</text:date></text:span><text:span text:style-name="MT2"><text:s/>- </text:span><text:span text:style-name="MT2"><text:time style:data-style-name="N2" text:time-value="10:05:01.536529700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0:05:01.543150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35</meta:creation-date>
    <dc:date>2025-09-09T10:05:36.311198600</dc:date>
    <dc:language>pt-PT</dc:language>
    <meta:editing-cycles>567</meta:editing-cycles>
    <meta:editing-duration>P1DT6H12M14S</meta:editing-duration>
    <meta:print-date>2019-12-26T17:35:16.413881726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